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810" officeooo:paragraph-rsid="001f98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t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nf </meta:initial-creator>
    <meta:creation-date>2016-05-03T09:24:22.579764759</meta:creation-date>
    <dc:date>2016-05-03T09:24:31.665822599</dc:date>
    <dc:creator>pnf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4.2.6.3$Linux_x86 LibreOffice_project/420m0$Build-3</meta:generator>
  </office:meta>
</office:document-meta>
</file>